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3055in"/>
    </style:style>
    <style:style style:name="co3" style:family="table-column">
      <style:table-column-properties fo:break-before="auto" style:column-width="4.0638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866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vertical-align="top"/>
    </style:style>
    <style:style style:name="ce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2"/>
        <table:table-column table:style-name="co3" table:number-columns-repeated="2" table:default-cell-style-name="ce4"/>
        <table:table-row table:style-name="ro1" table:number-rows-repeated="2">
          <table:table-cell/>
          <table:table-cell table:style-name="Default" table:number-columns-repeated="3"/>
        </table:table-row>
        <table:table-row table:style-name="ro1">
          <table:table-cell/>
          <table:table-cell table:style-name="ce1" office:value-type="string" calcext:value-type="string">
            <text:p>Function / Operator</text:p>
          </table:table-cell>
          <table:table-cell table:style-name="ce1" office:value-type="string" calcext:value-type="string">
            <text:p>Autogen v0.4+</text:p>
          </table:table-cell>
          <table:table-cell table:style-name="ce1" office:value-type="string" calcext:value-type="string">
            <text:p>LangGraph (Python &amp; JS)</text:p>
          </table:table-cell>
        </table:table-row>
        <table:table-row table:style-name="ro2">
          <table:table-cell/>
          <table:table-cell office:value-type="string" calcext:value-type="string">
            <text:p>Start / Trigger</text:p>
          </table:table-cell>
          <table:table-cell office:value-type="string" calcext:value-type="string">
            <text:p>✓ (implicit first node) (<text:a xlink:href="https://microsoft.github.io/autogen/stable//reference/python/autogen_agentchat.teams.html?utm_source=chatgpt.com" xlink:type="simple">Microsoft GitHub</text:a>, <text:a xlink:href="https://microsoft.github.io/autogen/0.4.5/user-guide/agentchat-user-guide/tutorial/termination.html?utm_source=chatgpt.com" xlink:type="simple">Microsoft GitHub</text:a>)</text:p>
          </table:table-cell>
          <table:table-cell office:value-type="string" calcext:value-type="string">
            <text:p>✓ START constant (<text:a xlink:href="https://langchain-ai.github.io/langgraph/concepts/low_level/?utm_source=chatgpt.com" xlink:type="simple">LangChain</text:a>)</text:p>
          </table:table-cell>
        </table:table-row>
        <table:table-row table:style-name="ro3">
          <table:table-cell/>
          <table:table-cell office:value-type="string" calcext:value-type="string">
            <text:p>Stop / Terminate</text:p>
          </table:table-cell>
          <table:table-cell office:value-type="string" calcext:value-type="string">
            <text:p>✓ Built‑in termination conditions (TimeoutTermination, StopMessageTermination, etc.) (<text:a xlink:href="https://microsoft.github.io/autogen/0.2/docs/tutorial/chat-termination/?utm_source=chatgpt.com" xlink:type="simple">Microsoft GitHub</text:a>, <text:a xlink:href="https://microsoft.github.io/autogen/stable//user-guide/agentchat-user-guide/tutorial/termination.html?utm_source=chatgpt.com" xlink:type="simple">Microsoft GitHub</text:a>)</text:p>
          </table:table-cell>
          <table:table-cell office:value-type="string" calcext:value-type="string">
            <text:p>✓ END node or state‑based guard (<text:a xlink:href="https://langchain-ai.github.io/langgraph/how-tos/recursion-limit/?utm_source=chatgpt.com" xlink:type="simple">LangChain</text:a>)</text:p>
          </table:table-cell>
        </table:table-row>
        <table:table-row table:style-name="ro2">
          <table:table-cell/>
          <table:table-cell office:value-type="string" calcext:value-type="string">
            <text:p>Sequential Task / Node</text:p>
          </table:table-cell>
          <table:table-cell office:value-type="string" calcext:value-type="string">
            <text:p>✓ Directed‑graph execution order (<text:a xlink:href="https://microsoft.github.io/autogen/stable//reference/python/autogen_agentchat.teams.html?utm_source=chatgpt.com" xlink:type="simple">Microsoft GitHub</text:a>)</text:p>
          </table:table-cell>
          <table:table-cell office:value-type="string" calcext:value-type="string">
            <text:p>✓ Any node callable executes sequentially if connected (<text:a xlink:href="https://langchain-ai.github.io/langgraph/concepts/low_level/?utm_source=chatgpt.com" xlink:type="simple">LangChain</text:a>)</text:p>
          </table:table-cell>
        </table:table-row>
        <table:table-row table:style-name="ro2">
          <table:table-cell/>
          <table:table-cell office:value-type="string" calcext:value-type="string">
            <text:p>Tool Call / Function Invoke</text:p>
          </table:table-cell>
          <table:table-cell office:value-type="string" calcext:value-type="string">
            <text:p>✓ Agent tools &amp; function‑calling API (<text:a xlink:href="https://microsoft.github.io/autogen/0.2/docs/notebooks/agentchat_function_call_code_writing/?utm_source=chatgpt.com" xlink:type="simple">Microsoft GitHub</text:a>)</text:p>
          </table:table-cell>
          <table:table-cell office:value-type="string" calcext:value-type="string">
            <text:p>✓ Nodes can wrap tool_calling_agent or arbitrary Python (<text:a xlink:href="https://dev.to/jamesli/advanced-langgraph-implementing-conditional-edges-and-tool-calling-agents-3pdn?utm_source=chatgpt.com" xlink:type="simple">DEV Community</text:a>)</text:p>
          </table:table-cell>
        </table:table-row>
        <table:table-row table:style-name="ro2">
          <table:table-cell/>
          <table:table-cell office:value-type="string" calcext:value-type="string">
            <text:p>LLM / Agent Call</text:p>
          </table:table-cell>
          <table:table-cell office:value-type="string" calcext:value-type="string">
            <text:p>✓ All AssistantAgent, etc. (<text:a xlink:href="https://microsoft.github.io/autogen/stable//reference/python/autogen_agentchat.teams.html?utm_source=chatgpt.com" xlink:type="simple">Microsoft GitHub</text:a>)</text:p>
          </table:table-cell>
          <table:table-cell office:value-type="string" calcext:value-type="string">
            <text:p>✓ LLM chain nodes / message graphs (<text:a xlink:href="https://langchain-ai.github.io/langgraph/concepts/low_level/?utm_source=chatgpt.com" xlink:type="simple">LangChain</text:a>, <text:a xlink:href="https://www.baihezi.com/mirrors/langgraph/reference/graphs/index.html?utm_source=chatgpt.com" xlink:type="simple">Baihezi</text:a>)</text:p>
          </table:table-cell>
        </table:table-row>
        <table:table-row table:style-name="ro2">
          <table:table-cell/>
          <table:table-cell office:value-type="string" calcext:value-type="string">
            <text:p>Memory Read / Write</text:p>
          </table:table-cell>
          <table:table-cell office:value-type="string" calcext:value-type="string">
            <text:p>✓ Pluggable memory protocol (Mem0, Zep, etc.) (<text:a xlink:href="https://microsoft.github.io/autogen/stable/user-guide/agentchat-user-guide/memory.html?utm_source=chatgpt.com" xlink:type="simple">Microsoft GitHub</text:a>)</text:p>
          </table:table-cell>
          <table:table-cell office:value-type="string" calcext:value-type="string">
            <text:p>✓ Shared State object; custom stores via nodes (<text:a xlink:href="https://langchain-ai.github.io/langgraph/concepts/low_level/?utm_source=chatgpt.com" xlink:type="simple">LangChain</text:a>)</text:p>
          </table:table-cell>
        </table:table-row>
        <table:table-row table:style-name="ro2">
          <table:table-cell/>
          <table:table-cell office:value-type="string" calcext:value-type="string">
            <text:p>Decision / Conditional Branch</text:p>
          </table:table-cell>
          <table:table-cell office:value-type="string" calcext:value-type="string">
            <text:p>✓ Conditional edges in GraphGroupChat (<text:a xlink:href="https://microsoft.github.io/autogen/stable//reference/python/autogen_agentchat.teams.html?utm_source=chatgpt.com" xlink:type="simple">Microsoft GitHub</text:a>)</text:p>
          </table:table-cell>
          <table:table-cell office:value-type="string" calcext:value-type="string">
            <text:p>✓ add_conditional_edges() (<text:a xlink:href="https://dev.to/jamesli/advanced-langgraph-implementing-conditional-edges-and-tool-calling-agents-3pdn?utm_source=chatgpt.com" xlink:type="simple">DEV Community</text:a>)</text:p>
          </table:table-cell>
        </table:table-row>
        <table:table-row table:style-name="ro1">
          <table:table-cell/>
          <table:table-cell office:value-type="string" calcext:value-type="string">
            <text:p>Parallel Fork / Fan‑out</text:p>
          </table:table-cell>
          <table:table-cell office:value-type="string" calcext:value-type="string">
            <text:p>✓ Parallel fan‑out &amp; async agents (<text:a xlink:href="https://microsoft.github.io/autogen/stable//reference/python/autogen_agentchat.teams.html?utm_source=chatgpt.com" xlink:type="simple">Microsoft GitHub</text:a>)</text:p>
          </table:table-cell>
          <table:table-cell office:value-type="string" calcext:value-type="string">
            <text:p>✓ Native parallel execution / fan‑out (<text:a xlink:href="https://langchain-ai.github.io/langgraph/how-tos/branching/?utm_source=chatgpt.com" xlink:type="simple">LangChain</text:a>)</text:p>
          </table:table-cell>
        </table:table-row>
        <table:table-row table:style-name="ro1">
          <table:table-cell/>
          <table:table-cell office:value-type="string" calcext:value-type="string">
            <text:p>Parallel Join / Merge</text:p>
          </table:table-cell>
          <table:table-cell office:value-type="string" calcext:value-type="string">
            <text:p>✓ Join patterns in graph teams (<text:a xlink:href="https://microsoft.github.io/autogen/stable//reference/python/autogen_agentchat.teams.html?utm_source=chatgpt.com" xlink:type="simple">Microsoft GitHub</text:a>)</text:p>
          </table:table-cell>
          <table:table-cell office:value-type="string" calcext:value-type="string">
            <text:p>✓ Fan‑in edges / async gather (<text:a xlink:href="https://langchain-ai.github.io/langgraph/how-tos/branching/?utm_source=chatgpt.com" xlink:type="simple">LangChain</text:a>)</text:p>
          </table:table-cell>
        </table:table-row>
        <table:table-row table:style-name="ro2">
          <table:table-cell/>
          <table:table-cell office:value-type="string" calcext:value-type="string">
            <text:p>Loop / Iteration</text:p>
          </table:table-cell>
          <table:table-cell office:value-type="string" calcext:value-type="string">
            <text:p>✓ Cycles with explicit exit conditions (<text:a xlink:href="https://microsoft.github.io/autogen/stable//reference/python/autogen_agentchat.teams.html?utm_source=chatgpt.com" xlink:type="simple">Microsoft GitHub</text:a>)</text:p>
          </table:table-cell>
          <table:table-cell office:value-type="string" calcext:value-type="string">
            <text:p>✓ Cyclic graphs with termination guards (<text:a xlink:href="https://langchain-ai.github.io/langgraph/how-tos/recursion-limit/?utm_source=chatgpt.com" xlink:type="simple">LangChain</text:a>)</text:p>
          </table:table-cell>
        </table:table-row>
        <table:table-row table:style-name="ro2">
          <table:table-cell/>
          <table:table-cell office:value-type="string" calcext:value-type="string">
            <text:p>Error Handling / Retry</text:p>
          </table:table-cell>
          <table:table-cell office:value-type="string" calcext:value-type="string">
            <text:p>✓ max_retries_on_error, custom handlers (<text:a xlink:href="https://microsoft.github.io/autogen/stable//reference/python/autogen_agentchat.agents.html?utm_source=chatgpt.com" xlink:type="simple">Microsoft GitHub</text:a>, <text:a xlink:href="https://www.unite.ai/microsoft-autogen-multi-agent-ai-workflows-with-advanced-automation/?utm_source=chatgpt.com" xlink:type="simple">Unite.AI</text:a>)</text:p>
          </table:table-cell>
          <table:table-cell office:value-type="string" calcext:value-type="string">
            <text:p>✓ Route to error‑handling nodes / retry logic (<text:a xlink:href="https://aiproduct.engineer/tutorials/langgraph-tutorial-error-handling-patterns-unit-23-exercise-6?utm_source=chatgpt.com" xlink:type="simple">AI Product Engineer</text:a>)</text:p>
          </table:table-cell>
        </table:table-row>
        <table:table-row table:style-name="ro2">
          <table:table-cell/>
          <table:table-cell office:value-type="string" calcext:value-type="string">
            <text:p>Timeout / Wait</text:p>
          </table:table-cell>
          <table:table-cell office:value-type="string" calcext:value-type="string">
            <text:p>✓ TimeoutTermination built‑in (<text:a xlink:href="https://microsoft.github.io/autogen/stable//user-guide/agentchat-user-guide/tutorial/termination.html?utm_source=chatgpt.com" xlink:type="simple">Microsoft GitHub</text:a>)</text:p>
          </table:table-cell>
          <table:table-cell office:value-type="string" calcext:value-type="string">
            <text:p>~ Supported via async node + timer guard (custom) (<text:a xlink:href="https://aiproduct.engineer/tutorials/langgraph-tutorial-asynchronous-tool-execution-unit-23-exercise-3?utm_source=chatgpt.com" xlink:type="simple">AI Product Engineer</text:a>)</text:p>
          </table:table-cell>
        </table:table-row>
        <table:table-row table:style-name="ro2">
          <table:table-cell/>
          <table:table-cell office:value-type="string" calcext:value-type="string">
            <text:p>Human‑in‑the‑Loop / Pause</text:p>
          </table:table-cell>
          <table:table-cell office:value-type="string" calcext:value-type="string">
            <text:p>✓ UserProxyAgent &amp; handoff termination (<text:a xlink:href="https://microsoft.github.io/autogen/stable//user-guide/agentchat-user-guide/tutorial/human-in-the-loop.html?utm_source=chatgpt.com" xlink:type="simple">Microsoft GitHub</text:a>)</text:p>
          </table:table-cell>
          <table:table-cell office:value-type="string" calcext:value-type="string">
            <text:p>✓ interrupt() for HIL checkpoints (<text:a xlink:href="https://langchain-ai.github.io/langgraph/concepts/human_in_the_loop/?utm_source=chatgpt.com" xlink:type="simple">LangChain</text:a>)</text:p>
          </table:table-cell>
        </table:table-row>
        <table:table-row table:style-name="ro2">
          <table:table-cell/>
          <table:table-cell office:value-type="string" calcext:value-type="string">
            <text:p>Sub‑graph / Callable Task</text:p>
          </table:table-cell>
          <table:table-cell office:value-type="string" calcext:value-type="string">
            <text:p>✓ Nest teams or call other groups (<text:a xlink:href="https://microsoft.github.io/autogen/stable//reference/python/autogen_agentchat.teams.html?utm_source=chatgpt.com" xlink:type="simple">Microsoft GitHub</text:a>)</text:p>
          </table:table-cell>
          <table:table-cell office:value-type="string" calcext:value-type="string">
            <text:p>✓ Compose graphs as nodes; compile sub‑graphs (<text:a xlink:href="https://langchain-ai.github.io/langgraph/how-tos/autogen-langgraph-platform/?utm_source=chatgpt.com" xlink:type="simple">LangChain</text:a>)</text:p>
          </table:table-cell>
        </table:table-row>
        <table:table-row table:style-name="ro1">
          <table:table-cell/>
          <table:table-cell table:style-name="Default" table:number-columns-repeated="3"/>
        </table:table-row>
        <table:table-row table:style-name="ro1">
          <table:table-cell/>
          <table:table-cell table:style-name="ce3" office:value-type="string" calcext:value-type="string" table:number-columns-spanned="3" table:number-rows-spanned="7">
            <text:p><text:span text:style-name="T1">Reading the table      </text:span></text:p>
            <text:p>✓ — fully supported out‑of‑the‑box      </text:p>
            <text:p>~ — achievable, but you wire it yourself with custom nodes/edges or external code  </text:p>
            <text:p/>
            <text:p>Both frameworks cover the core primitives you need for a drag‑and‑drop agent‑workflow designer. Autogen leans on rich termination conditions and team abstractions, while LangGraph gives very explicit graph‑theory constructs (START, END, conditional edges, interrupt) that map cleanly to visual operators. Where one shows only partial/native support (e.g., LangGraph timeouts), you can still implement the function by calling Python inside a node or wrapping an async task with asyncio.wait_for.</text:p>
          </table:table-cell>
          <table:covered-table-cell table:number-columns-repeated="2" table:style-name="Default"/>
        </table:table-row>
        <table:table-row table:style-name="ro1">
          <table:table-cell/>
          <table:covered-table-cell table:number-columns-repeated="3" table:style-name="Default"/>
        </table:table-row>
        <table:table-row table:style-name="ro1">
          <table:table-cell/>
          <table:covered-table-cell table:number-columns-repeated="3" table:style-name="Default"/>
        </table:table-row>
        <table:table-row table:style-name="ro1">
          <table:table-cell/>
          <table:covered-table-cell table:number-columns-repeated="3" table:style-name="Default"/>
        </table:table-row>
        <table:table-row table:style-name="ro1">
          <table:table-cell/>
          <table:covered-table-cell table:number-columns-repeated="3" table:style-name="Default"/>
        </table:table-row>
        <table:table-row table:style-name="ro1">
          <table:table-cell/>
          <table:covered-table-cell table:number-columns-repeated="3" table:style-name="Default"/>
        </table:table-row>
        <table:table-row table:style-name="ro1">
          <table:table-cell/>
          <table:covered-table-cell table:number-columns-repeated="3" table:style-name="Default"/>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03">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03T10:03:50.682890392</meta:creation-date>
    <dc:date>2025-05-03T10:07:03.593025962</dc:date>
    <meta:editing-duration>PT3M16S</meta:editing-duration>
    <meta:editing-cycles>1</meta:editing-cycles>
    <meta:document-statistic meta:table-count="1" meta:cell-count="46" meta:object-count="0"/>
    <meta:generator>LibreOffice/24.2.7.2$Linux_X86_64 LibreOffice_project/420$Build-2</meta:generator>
  </office:meta>
</office:document-meta>
</file>